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cleDatabase.updateNumberOfEnglishArticles( String newspaper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ticleDatabase.updateNumberOfArticles( String newspaper , int artic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ticleDatabase.updateNumberOfPolishArticles( String newspaper , int polishArtic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ticleDatabase.save( Article arti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ticleDatabase.getArticlesFo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